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end"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36" style:family="table-cell" style:parent-style-name="Default">
      <style:table-cell-properties fo:background-color="transparent"/>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7"/>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table:number-columns-repeated="13"/>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7" office:value-type="string" calcext:value-type="string">
            <text:p>Subtotal</text:p>
          </table:table-cell>
          <table:table-cell table:style-name="ce37" table:formula="of:=SUM([.B13:.B14])" office:value-type="float" office:value="4" calcext:value-type="float">
            <text:p>4</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8:.B23])"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7:.B32])"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6:.B44])"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8:.B56])"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5];[.B24];[.B33];[.B45];[.B57])" office:value-type="float" office:value="199" calcext:value-type="float">
            <text:p>199</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4">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style-name="Default"/>
          <table:table-cell/>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2">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2">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2">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0];[$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20:19:39.0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5T20:20:35.515000000</dc:date>
    <meta:editing-duration>P4DT15H24M22S</meta:editing-duration>
    <meta:editing-cycles>364</meta:editing-cycles>
    <meta:generator>LibreOffice/7.1.0.3$Windows_X86_64 LibreOffice_project/f6099ecf3d29644b5008cc8f48f42f4a40986e4c</meta:generator>
    <meta:document-statistic meta:table-count="6" meta:cell-count="470" meta:object-count="0"/>
  </office:meta>
</office:document-meta>
</file>